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/>
    </style:style>
    <style:style style:name="T3" style:family="text">
      <style:text-properties fo:language="bg" fo:country="BG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-sub-categories</text:p>
      <text:p text:style-name="P1"/>
      <text:list xml:id="list3237851403728998040" text:style-name="L1">
        <text:list-item>
          <text:p text:style-name="P3">id</text:p>
        </text:list-item>
        <text:list-item>
          <text:p text:style-name="P3">cat_id – <text:span text:style-name="T3">Номер на категорията</text:span></text:p>
        </text:list-item>
        <text:list-item>
          <text:p text:style-name="P3">subcat_id-<text:span text:style-name="T2"> </text:span><text:span text:style-name="T3">Номер на подкатегорията към която спада Подкатегорията </text:span></text:p>
        </text:list-item>
        <text:list-item>
          <text:p text:style-name="P3">name- <text:span text:style-name="T3">Име на подкатегорията</text:span></text:p>
        </text:list-item>
        <text:list-item>
          <text:p text:style-name="P3">info- <text:span text:style-name="T3">Информация</text:span></text:p>
        </text:list-item>
        <text:list-item>
          <text:p text:style-name="P3">date-<text:span text:style-name="T3"> Дата на създаване</text:span></text:p>
        </text:list-item>
        <text:list-item>
          <text:p text:style-name="P3">active-<text:span text:style-name="T3"> Активна или НЕ активна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9T15:58:55.77</meta:creation-date>
    <dc:date>2014-09-29T17:10:49.24</dc:date>
    <meta:editing-duration>PT8M48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37" meta:character-count="226"/>
  </office:meta>
</office:document-meta>
</file>